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2pt" svg:height="255.26pt" svg:x="32pt" svg:y="133.26pt">
            <loext:p draw:notify-on-update-of-ranges="Sheet1.B1:Sheet1.B7 Sheet1.C1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id.json </text:p>
          </table:table-cell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artman.json </text:p>
          </table:table-cell>
          <table:table-cell office:value-type="float" office:value="2.7" calcext:value-type="float">
            <text:p>2.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igitalCamera.json </text:p>
          </table:table-cell>
          <table:table-cell office:value-type="float" office:value="342.2" calcext:value-type="float">
            <text:p>342.2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string" calcext:value-type="string">
            <text:p>gallardo.json </text:p>
          </table:table-cell>
          <table:table-cell office:value-type="float" office:value="625" calcext:value-type="float">
            <text:p>625</text:p>
          </table:table-cell>
          <table:table-cell office:value-type="float" office:value="25.138" calcext:value-type="float">
            <text:p>25.138</text:p>
          </table:table-cell>
        </table:table-row>
        <table:table-row table:style-name="ro1">
          <table:table-cell office:value-type="string" calcext:value-type="string">
            <text:p>sansBold.json </text:p>
          </table:table-cell>
          <table:table-cell office:value-type="float" office:value="95.9" calcext:value-type="float">
            <text:p>95.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steps.json </text:p>
          </table:table-cell>
          <table:table-cell office:value-type="float" office:value="22.6" calcext:value-type="float">
            <text:p>22.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svg2009.json </text:p>
          </table:table-cell>
          <table:table-cell office:value-type="float" office:value="212.3" calcext:value-type="float">
            <text:p>212.3</text:p>
          </table:table-cell>
          <table:table-cell office:value-type="float" office:value="5.511" calcext:value-type="float">
            <text:p>5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0/00/0000</text:date>, <text:time style:data-style-name="N2" text:time-value="01:53:29.274734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1:20:11.131138066</meta:creation-date>
    <dc:date>2021-04-19T01:54:27.782579731</dc:date>
    <meta:editing-duration>PT1M36S</meta:editing-duration>
    <meta:editing-cycles>3</meta:editing-cycles>
    <meta:generator>LibreOffice/5.1.6.2$Linux_X86_64 LibreOffice_project/1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title svg:x="3.56cm" svg:y="0.316cm" chart:style-name="ch2">
          <text:p>SVGSpecUseCircularity Spec Performance </text:p>
        </chart:title>
        <chart:plot-area chart:style-name="ch3" table:cell-range-address="Sheet1.B1:Sheet1.C7" svg:x="1.33cm" svg:y="1.275cm" svg:width="14.344cm" svg:height="6.57cm">
          <chartooo:coordinate-region svg:x="1.951cm" svg:y="1.474cm" svg:width="13.443cm" svg:height="5.724cm"/>
          <chart:axis chart:dimension="x" chart:name="primary-x" chart:style-name="ch4">
            <chart:title svg:x="7.201cm" svg:y="8.025cm" chart:style-name="ch5">
              <text:p>Size of file (in kB)</text:p>
            </chart:title>
          </chart:axis>
          <chart:axis chart:dimension="y" chart:name="primary-y" chart:style-name="ch4">
            <chart:title svg:x="0.451cm" svg:y="5.795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7" chart:class="chart:scatter">
            <chart:domain table:cell-range-address="Sheet1.B1:Sheet1.B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1:Sheet1.B7</svg:desc>
                </draw:g>
              </table:table-cell>
              <table:table-cell office:value-type="float" office:value="0.011">
                <text:p>0.011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.2">
                <text:p>342.2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25.138">
                <text:p>25.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9">
                <text:p>95.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">
                <text:p>22.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.3">
                <text:p>212.3</text:p>
              </table:table-cell>
              <table:table-cell office:value-type="float" office:value="5.511">
                <text:p>5.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